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633a" officeooo:paragraph-rsid="001e633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я информация, представленная на данном ресурсе, носит ознакомительный характер. Не является публичной офертой.</text:p>
      <text:p text:style-name="P1"/>
      <text:p text:style-name="P1">В соответствии с Федеральным законом от 30.12.2014 г. №214-ФЗ «Об участии в долевом строительстве многоквартирных домов и иных объектов недвижимости и о внесении изменений в некоторые законодательные акты Российской Федерации» (с изменениями и дополнениями) участники долевого строительства имеют право знакомиться с проектной документацией (включая все внесенные изменения) на строительство объекта.<text:line-break/><text:line-break/><text:line-break/>Указанная документация находится в службе технического заказчика по адресу: г. Орел, ул. Старо-Московская, 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7:30:44.715000000</meta:creation-date>
    <dc:date>2016-11-08T17:40:03.848000000</dc:date>
    <meta:editing-duration>PT9M19S</meta:editing-duration>
    <meta:editing-cycles>1</meta:editing-cycles>
    <meta:document-statistic meta:table-count="0" meta:image-count="0" meta:object-count="0" meta:page-count="1" meta:paragraph-count="2" meta:word-count="77" meta:character-count="625" meta:non-whitespace-character-count="548"/>
    <meta:generator>LibreOffice/5.1.5.2$Windows_X86_64 LibreOffice_project/7a864d8825610a8c07cfc3bc01dd4fce6a9447e5</meta:generator>
  </office:meta>
</office:document-meta>
</file>